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Heading_20_1">
      <style:text-properties fo:color="#1e6a39" loext:opacity="100%" fo:language="en" fo:country="US" fo:font-weight="bold" officeooo:paragraph-rsid="00c0cf0e" style:font-weight-asian="bold" style:font-weight-complex="bold"/>
    </style:style>
    <style:style style:name="P4" style:family="paragraph" style:parent-style-name="Heading_20_1">
      <style:text-properties fo:color="#1e6a39" loext:opacity="100%" fo:language="en" fo:country="US" fo:font-weight="bold" officeooo:paragraph-rsid="00c4db3a" style:font-weight-asian="bold" style:font-weight-complex="bold"/>
    </style:style>
    <style:style style:name="P5" style:family="paragraph" style:parent-style-name="Standard">
      <style:paragraph-properties fo:text-align="center" style:justify-single-word="false"/>
      <style:text-properties officeooo:rsid="00a595cc" officeooo:paragraph-rsid="00a595cc"/>
    </style:style>
    <style:style style:name="P6" style:family="paragraph" style:parent-style-name="Standard">
      <style:text-properties fo:font-style="italic" style:text-underline-style="none" fo:font-weight="bold" officeooo:rsid="00a595cc" officeooo:paragraph-rsid="00a595cc" style:font-style-asian="italic" style:font-weight-asian="bold" style:font-style-complex="italic" style:font-weight-complex="bold"/>
    </style:style>
    <style:style style:name="P7" style:family="paragraph" style:parent-style-name="Standard">
      <style:text-properties fo:language="en" fo:country="CA" officeooo:rsid="00a728f1" officeooo:paragraph-rsid="00a8d78b"/>
    </style:style>
    <style:style style:name="P8" style:family="paragraph" style:parent-style-name="Contents_20_1">
      <style:paragraph-properties>
        <style:tab-stops>
          <style:tab-stop style:position="6in" style:type="right" style:leader-style="dotted" style:leader-text="."/>
        </style:tab-stops>
      </style:paragraph-properties>
    </style:style>
    <style:style style:name="P9" style:family="paragraph" style:parent-style-name="Contents_20_2">
      <style:paragraph-properties>
        <style:tab-stops>
          <style:tab-stop style:position="6in" style:type="right" style:leader-style="dotted" style:leader-text="."/>
        </style:tab-stops>
      </style:paragraph-properties>
    </style:style>
    <style:style style:name="P10" style:family="paragraph" style:parent-style-name="Standard">
      <style:text-properties officeooo:rsid="00bd256f" officeooo:paragraph-rsid="00bd256f"/>
    </style:style>
    <style:style style:name="P11" style:family="paragraph" style:parent-style-name="Standard">
      <style:text-properties fo:language="en" fo:country="US" fo:font-style="italic" officeooo:paragraph-rsid="00ca0035" style:font-style-asian="italic" style:font-style-complex="italic"/>
    </style:style>
    <style:style style:name="P12" style:family="paragraph" style:parent-style-name="Standard">
      <style:text-properties fo:language="en" fo:country="US" fo:font-style="italic" officeooo:rsid="00c72473" officeooo:paragraph-rsid="00ca0035" style:font-style-asian="italic" style:font-style-complex="italic"/>
    </style:style>
    <style:style style:name="P13" style:family="paragraph" style:parent-style-name="Standard">
      <style:text-properties officeooo:paragraph-rsid="00c72473"/>
    </style:style>
    <style:style style:name="P14" style:family="paragraph" style:parent-style-name="Standard">
      <style:text-properties officeooo:rsid="00cefece" officeooo:paragraph-rsid="00cefece"/>
    </style:style>
    <style:style style:name="P15" style:family="paragraph" style:parent-style-name="Heading_20_1">
      <style:text-properties fo:color="#1e6a39" loext:opacity="100%" fo:font-weight="bold" style:font-weight-asian="bold" style:font-weight-complex="bold"/>
    </style:style>
    <style:style style:name="P16" style:family="paragraph" style:parent-style-name="Standard">
      <style:text-properties fo:language="en" fo:country="US"/>
    </style:style>
    <style:style style:name="P17" style:family="paragraph" style:parent-style-name="Standard" style:list-style-name="L2">
      <style:text-properties fo:language="en" fo:country="US" fo:font-style="italic" officeooo:paragraph-rsid="00ca0035" style:font-style-asian="italic" style:font-style-complex="italic"/>
    </style:style>
    <style:style style:name="P18" style:family="paragraph" style:parent-style-name="Standard">
      <style:text-properties officeooo:rsid="00758882" officeooo:paragraph-rsid="00781851"/>
    </style:style>
    <style:style style:name="P19" style:family="paragraph" style:parent-style-name="Standard">
      <style:text-properties officeooo:paragraph-rsid="0024ab4d"/>
    </style:style>
    <style:style style:name="P20" style:family="paragraph" style:parent-style-name="Standard">
      <style:text-properties officeooo:rsid="007c4cf6" officeooo:paragraph-rsid="007c4cf6"/>
    </style:style>
    <style:style style:name="P21" style:family="paragraph" style:parent-style-name="Standard">
      <style:text-properties officeooo:rsid="007f07f1" officeooo:paragraph-rsid="007f07f1"/>
    </style:style>
    <style:style style:name="P22" style:family="paragraph" style:parent-style-name="Standard">
      <style:text-properties officeooo:rsid="00829e90" officeooo:paragraph-rsid="00829e90"/>
    </style:style>
    <style:style style:name="P23" style:family="paragraph" style:parent-style-name="Standard">
      <style:text-properties officeooo:rsid="008ddeef" officeooo:paragraph-rsid="008ddeef"/>
    </style:style>
    <style:style style:name="P24" style:family="paragraph" style:parent-style-name="Standard">
      <style:text-properties officeooo:rsid="00915de0" officeooo:paragraph-rsid="00915de0"/>
    </style:style>
    <style:style style:name="P25" style:family="paragraph" style:parent-style-name="Standard">
      <style:text-properties officeooo:rsid="009a9248" officeooo:paragraph-rsid="009a9248"/>
    </style:style>
    <style:style style:name="P26" style:family="paragraph" style:parent-style-name="Standard">
      <style:text-properties officeooo:rsid="009f7837" officeooo:paragraph-rsid="009f7837"/>
    </style:style>
    <style:style style:name="P27" style:family="paragraph" style:parent-style-name="Standard" style:list-style-name="L1">
      <style:text-properties officeooo:rsid="00bcd994" officeooo:paragraph-rsid="00bcd994"/>
    </style:style>
    <style:style style:name="P28" style:family="paragraph" style:parent-style-name="Standard" style:list-style-name="L1">
      <style:text-properties officeooo:rsid="00bd256f" officeooo:paragraph-rsid="00bd256f"/>
    </style:style>
    <style:style style:name="P29" style:family="paragraph" style:parent-style-name="Standard">
      <style:text-properties officeooo:paragraph-rsid="00c0cf0e"/>
    </style:style>
    <style:style style:name="P30" style:family="paragraph" style:parent-style-name="Standard">
      <style:text-properties officeooo:paragraph-rsid="00ca0035"/>
    </style:style>
    <style:style style:name="P31" style:family="paragraph" style:parent-style-name="Standard" style:list-style-name="L2">
      <style:text-properties officeooo:paragraph-rsid="00ca0035"/>
    </style:style>
    <style:style style:name="P32" style:family="paragraph" style:parent-style-name="Standard">
      <style:text-properties officeooo:paragraph-rsid="00c4db3a"/>
    </style:style>
    <style:style style:name="P33" style:family="paragraph" style:parent-style-name="Standard">
      <style:text-properties officeooo:rsid="00cefece" officeooo:paragraph-rsid="00cefece"/>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fo:font-style="italic" fo:font-weight="bold" officeooo:rsid="00b656fe" style:font-style-asian="italic" style:font-weight-asian="bold" style:font-style-complex="italic" style:font-weight-complex="bold"/>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88f3a3"/>
    </style:style>
    <style:style style:name="T22" style:family="text">
      <style:text-properties fo:language="en" fo:country="US" officeooo:rsid="008ae7c3"/>
    </style:style>
    <style:style style:name="T23" style:family="text">
      <style:text-properties fo:language="en" fo:country="US" officeooo:rsid="008ba6d1"/>
    </style:style>
    <style:style style:name="T24" style:family="text">
      <style:text-properties fo:language="en" fo:country="US" officeooo:rsid="008c690b"/>
    </style:style>
    <style:style style:name="T25" style:family="text">
      <style:text-properties fo:language="en" fo:country="US" officeooo:rsid="008fdbea"/>
    </style:style>
    <style:style style:name="T26" style:family="text">
      <style:text-properties fo:language="en" fo:country="US" officeooo:rsid="00903970"/>
    </style:style>
    <style:style style:name="T27" style:family="text">
      <style:text-properties fo:language="en" fo:country="US" officeooo:rsid="00921b54"/>
    </style:style>
    <style:style style:name="T28" style:family="text">
      <style:text-properties fo:language="en" fo:country="US" officeooo:rsid="00932bdd"/>
    </style:style>
    <style:style style:name="T29" style:family="text">
      <style:text-properties fo:language="en" fo:country="US" officeooo:rsid="0093f945"/>
    </style:style>
    <style:style style:name="T30" style:family="text">
      <style:text-properties fo:language="en" fo:country="US" officeooo:rsid="00955e8b"/>
    </style:style>
    <style:style style:name="T31" style:family="text">
      <style:text-properties fo:language="en" fo:country="US" officeooo:rsid="00959aae"/>
    </style:style>
    <style:style style:name="T32" style:family="text">
      <style:text-properties fo:language="en" fo:country="US" officeooo:rsid="0098390e"/>
    </style:style>
    <style:style style:name="T33" style:family="text">
      <style:text-properties fo:language="en" fo:country="US" officeooo:rsid="009c1f54"/>
    </style:style>
    <style:style style:name="T34" style:family="text">
      <style:text-properties fo:language="en" fo:country="US" officeooo:rsid="009d6c61"/>
    </style:style>
    <style:style style:name="T35" style:family="text">
      <style:text-properties fo:language="en" fo:country="US" officeooo:rsid="00a055e3"/>
    </style:style>
    <style:style style:name="T36" style:family="text">
      <style:text-properties fo:language="en" fo:country="US" officeooo:rsid="00a20a81"/>
    </style:style>
    <style:style style:name="T37" style:family="text">
      <style:text-properties fo:language="en" fo:country="US" officeooo:rsid="00a40141"/>
    </style:style>
    <style:style style:name="T38" style:family="text">
      <style:text-properties fo:language="en" fo:country="US" officeooo:rsid="00a595cc"/>
    </style:style>
    <style:style style:name="T39" style:family="text">
      <style:text-properties fo:language="en" fo:country="US" officeooo:rsid="00b04a38"/>
    </style:style>
    <style:style style:name="T40" style:family="text">
      <style:text-properties fo:language="en" fo:country="US" officeooo:rsid="00b08d80"/>
    </style:style>
    <style:style style:name="T41" style:family="text">
      <style:text-properties fo:language="en" fo:country="US" officeooo:rsid="00b2f06d"/>
    </style:style>
    <style:style style:name="T42" style:family="text">
      <style:text-properties fo:language="en" fo:country="US" officeooo:rsid="00b4e2a4"/>
    </style:style>
    <style:style style:name="T43" style:family="text">
      <style:text-properties fo:language="en" fo:country="US" officeooo:rsid="00b656fe"/>
    </style:style>
    <style:style style:name="T44" style:family="text">
      <style:text-properties fo:language="en" fo:country="US" officeooo:rsid="00b75a93"/>
    </style:style>
    <style:style style:name="T45" style:family="text">
      <style:text-properties fo:language="en" fo:country="US" officeooo:rsid="00b94b44"/>
    </style:style>
    <style:style style:name="T46" style:family="text">
      <style:text-properties fo:language="en" fo:country="US" officeooo:rsid="00bb06b2"/>
    </style:style>
    <style:style style:name="T47" style:family="text">
      <style:text-properties fo:language="en" fo:country="US" officeooo:rsid="00bcd994"/>
    </style:style>
    <style:style style:name="T48" style:family="text">
      <style:text-properties fo:language="en" fo:country="US" officeooo:rsid="00c4db3a"/>
    </style:style>
    <style:style style:name="T49" style:family="text">
      <style:text-properties fo:language="en" fo:country="US" officeooo:rsid="00c64c17"/>
    </style:style>
    <style:style style:name="T50" style:family="text">
      <style:text-properties officeooo:rsid="00700202"/>
    </style:style>
    <style:style style:name="T51" style:family="text">
      <style:text-properties fo:color="#c9211e" loext:opacity="100%"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officeooo:rsid="00a8d78b" style:font-weight-asian="bold" style:font-weight-complex="bold"/>
    </style:style>
    <style:style style:name="T54" style:family="text">
      <style:text-properties fo:color="#e8a202" loext:opacity="100%" fo:font-weight="bold" style:font-weight-asian="bold" style:font-weight-complex="bold"/>
    </style:style>
    <style:style style:name="T55" style:family="text">
      <style:text-properties fo:language="en" fo:country="CA"/>
    </style:style>
    <style:style style:name="T56" style:family="text">
      <style:text-properties fo:language="en" fo:country="CA" officeooo:rsid="00a7175a"/>
    </style:style>
    <style:style style:name="T57" style:family="text">
      <style:text-properties officeooo:rsid="00a878fa"/>
    </style:style>
    <style:style style:name="T58" style:family="text">
      <style:text-properties fo:font-style="italic" fo:font-weight="bold" officeooo:rsid="00a878fa" style:font-style-asian="italic" style:font-weight-asian="bold" style:font-style-complex="italic" style:font-weight-complex="bold"/>
    </style:style>
    <style:style style:name="T59" style:family="text">
      <style:text-properties fo:font-style="italic" fo:font-weight="bold" officeooo:rsid="00af3878" style:font-style-asian="italic" style:font-weight-asian="bold" style:font-style-complex="italic" style:font-weight-complex="bold"/>
    </style:style>
    <style:style style:name="T60" style:family="text">
      <style:text-properties officeooo:rsid="00a8d78b"/>
    </style:style>
    <style:style style:name="T61" style:family="text">
      <style:text-properties officeooo:rsid="00aab0c3"/>
    </style:style>
    <style:style style:name="T62" style:family="text">
      <style:text-properties officeooo:rsid="00ab5da8"/>
    </style:style>
    <style:style style:name="T63" style:family="text">
      <style:text-properties officeooo:rsid="00af3878"/>
    </style:style>
    <style:style style:name="T64" style:family="text">
      <style:text-properties officeooo:rsid="00afabc8"/>
    </style:style>
    <style:style style:name="T65" style:family="text">
      <style:text-properties officeooo:rsid="00bd256f"/>
    </style:style>
    <style:style style:name="T66" style:family="text">
      <style:text-properties officeooo:rsid="00bed84e"/>
    </style:style>
    <style:style style:name="T67" style:family="text">
      <style:text-properties officeooo:rsid="00c99f4e"/>
    </style:style>
    <style:style style:name="T68" style:family="text">
      <style:text-properties officeooo:rsid="00cc2a6d"/>
    </style:style>
    <style:style style:name="T69" style:family="text">
      <style:text-properties fo:color="#0000ff" loext:opacity="100%" style:font-name="Consolas" fo:font-size="9.5pt" style:font-size-asian="9.5pt"/>
    </style:style>
    <style:style style:name="T70" style:family="text">
      <style:text-properties fo:color="#000000" loext:opacity="100%" style:font-name="Consolas" fo:font-size="9.5pt" style:font-size-asian="9.5pt"/>
    </style:style>
    <style:style style:name="T71" style:family="text">
      <style:text-properties fo:color="#808080" loext:opacity="100%" style:font-name="Consolas" fo:font-size="9.5pt" style:font-size-asian="9.5pt"/>
    </style:style>
    <style:style style:name="T72" style:family="text">
      <style:text-properties fo:color="#ff0000" loext:opacity="100%" style:font-name="Consolas" fo:font-size="9.5pt" style:font-size-asian="9.5pt"/>
    </style:style>
    <style:style style:name="T73" style:family="text">
      <style:text-properties officeooo:rsid="00d0bdca"/>
    </style:style>
    <style:style style:name="T74" style:family="text">
      <style:text-properties officeooo:rsid="00d20539"/>
    </style:style>
    <style:style style:name="T75" style:family="text">
      <style:text-properties officeooo:rsid="00d2e01a"/>
    </style:style>
    <style:style style:name="T76" style:family="text">
      <style:text-properties officeooo:rsid="00d4078a"/>
    </style:style>
    <style:style style:name="T77" style:family="text">
      <style:text-properties officeooo:rsid="00d51641"/>
    </style:style>
    <style:style style:name="T78" style:family="text">
      <style:text-properties officeooo:rsid="00d5d7a9"/>
    </style:style>
    <style:style style:name="T79" style:family="text">
      <style:text-properties officeooo:rsid="00d64486"/>
    </style:style>
    <style:style style:name="T80" style:family="text">
      <style:text-properties officeooo:rsid="00d6ac65"/>
    </style:style>
    <style:style style:name="T81" style:family="text">
      <style:text-properties officeooo:rsid="00d718ba"/>
    </style:style>
    <style:style style:name="T82" style:family="text">
      <style:text-properties officeooo:rsid="00d916c8"/>
    </style:style>
    <style:style style:name="T83" style:family="text">
      <style:text-properties officeooo:rsid="00db0a9f"/>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_Toc2413_998993402" text:style-name="Index_20_Link" text:visited-style-name="Index_20_Link">Section 1: Introduction to building ASP.NET Core Web APIs using .NET6<text:tab/>1</text:a></text:p>
          <text:p text:style-name="P8"><text:a xlink:type="simple" xlink:href="#__RefHeading___Toc2415_998993402" text:style-name="Index_20_Link" text:visited-style-name="Index_20_Link">Section 2: Create New ASP.NET Core Web API &amp; Domain Models<text:tab/>1</text:a></text:p>
          <text:p text:style-name="P8"><text:a xlink:type="simple" xlink:href="#__RefHeading___Toc2415_998993402%20Copy%201" text:style-name="Index_20_Link" text:visited-style-name="Index_20_Link">Section 3: Create New Controller - Regions Controller and CRUD Operations / Action Methods<text:tab/>3</text:a></text:p>
          <text:p text:style-name="P8"><text:a xlink:type="simple" xlink:href="#__RefHeading___Toc2415_998993402%20Copy%201%20Copy%201" text:style-name="Index_20_Link" text:visited-style-name="Index_20_Link">Section 4: Create New Controller - Regions Controller and CRUD Operations / Action Methods<text:tab/>4</text:a></text:p>
          <text:p text:style-name="P8"><text:a xlink:type="simple" xlink:href="#__RefHeading___Toc2415_998993402%20Copy%201%20Copy%202" text:style-name="Index_20_Link" text:visited-style-name="Index_20_Link">Section 5: Create New Controller - Regions Controller and CRUD Operations / Action Methods<text:tab/>4</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16" loext:marker-style-name="T2"/>
      <text:h text:style-name="P15" text:outline-level="2"><text:bookmark-start text:name="__RefHeading___Toc2413_998993402"/>Section <text:span text:style-name="T50">1: </text:span>Introduction to building ASP.NET Core Web APIs using .NET6<text:span text:style-name="T2"> </text:span><text:bookmark-end text:name="__RefHeading___Toc2413_998993402"/></text:h>
      <text:p text:style-name="Standard" loext:marker-style-name="T2"><text:span text:style-name="T2"/></text:p>
      <text:p text:style-name="P18" loext:marker-style-name="T2"><text:span text:style-name="T2">Download .NET SDK</text:span></text:p>
      <text:p text:style-name="P18" loext:marker-style-name="T2"><text:span text:style-name="T2">Download Visual Studio 2022</text:span></text:p>
      <text:p text:style-name="P18" loext:marker-style-name="T2"><text:span text:style-name="T10">Download </text:span><text:span text:style-name="T9">SSMS</text:span></text:p>
      <text:p text:style-name="Standard" loext:marker-style-name="T2"><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16" loext:marker-style-name="T2"/>
      <text:h text:style-name="P2" text:outline-level="1"><text:bookmark-start text:name="__RefHeading___Toc2415_998993402"/>Section 2: Create New ASP.NET Core Web API &amp; Domain Models<text:bookmark-end text:name="__RefHeading___Toc2415_998993402"/></text:h>
      <text:p text:style-name="P19" loext:marker-style-name="T2"><text:span text:style-name="T2"/></text:p>
      <text:p text:style-name="P19" loext:marker-style-name="T2"><text:span text:style-name="T2">SPA (Single Page Application) = A Single Pa</text:span><text:span text:style-name="T11">g</text:span><text:span text:style-name="T2">e Application is an app that doesn't need to reloa</text:span><text:span text:style-name="T11">d</text:span></text:p>
      <text:p text:style-name="P20" loext:marker-style-name="T2"><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21" loext:marker-style-name="T2"><text:soft-page-break/><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22" loext:marker-style-name="T2"><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21">this means that the server should not store any client state between these requests and the client should provide all necessary information with each and every request. </text:span><text:span text:style-name="T22">This allows scalability and readability in the system </text:span><text:span text:style-name="T23">as the server can handle multiple request simultaneously </text:span><text:span text:style-name="T24">without needing to maintain client state. </text:span></text:p>
      <text:p text:style-name="P23" loext:marker-style-name="T2"><text:span text:style-name="T24">R</text:span><text:span text:style-name="T2">outing In ASP.NET Core Web API = </text:span><text:span text:style-name="T25">In ASP.NET Core routing is the process of matching incoming http requests to the appropriate actions methods that we will handle those requests. </text:span><text:span text:style-name="T26">Routing is used to map the URL of a request to a controller and then it’s action method.</text:span></text:p>
      <text:p text:style-name="P24" loext:marker-style-name="T2"><text:span text:style-name="T24">R</text:span><text:span text:style-name="T2">unning and Calling ASP.NET Core Web API = </text:span><text:span text:style-name="T27">Build Solution and then Run it by pressing the green button “</text:span><text:span text:style-name="T5">https</text:span><text:span text:style-name="T27">”, </text:span><text:span text:style-name="T28">through Swagger we can see the available APIs and we can try them out to see what our </text:span><text:span text:style-name="T29">API</text:span><text:span text:style-name="T28"> receive</text:span><text:span text:style-name="T29">s</text:span><text:span text:style-name="T28">. </text:span><text:span text:style-name="T29">We creating a new controller, </text:span><text:span text:style-name="T30">Controllers folder right click and then add new controller, click on “</text:span><text:span text:style-name="T6">API</text:span><text:span text:style-name="T30">” and then “</text:span><text:span text:style-name="T6">API Controller – Empty</text:span><text:span text:style-name="T30">”, </text:span><text:span text:style-name="T31">Name: StudentsController.cs then </text:span><text:span text:style-name="T7">Add</text:span><text:span text:style-name="T31">, </text:span><text:span text:style-name="T32">created the Student controller. We can also use the Postman in order to check the results of the API calls</text:span></text:p>
      <text:p text:style-name="P25" loext:marker-style-name="T2"><text:span text:style-name="T2">Understanding Our Domain (Domain Driven Development) = We are going to have 3 tables (Walks, Regions, Difficulty). </text:span><text:span text:style-name="T33">Walks table is going to be the main table it is going to have as foreign key the primary keys of the other two tables so they will be connected with the Walks table</text:span></text:p>
      <text:p text:style-name="P25" loext:marker-style-name="T2"><text:span text:style-name="T33">Adding Entity Framework Core Packages </text:span><text:span text:style-name="T34">= Microsoft.EntityFrameworkCore.SqlServer with this package we can connect our application to an SqlServer using the Entity Framework. With the use of the package Microsoft.EntityFrameworkCore.Tools we can perform migrations to the database and it’s going to create the database for us</text:span></text:p>
      <text:p text:style-name="P26" loext:marker-style-name="T2"><text:span text:style-name="T34">C</text:span><text:span text:style-name="T2">reatin</text:span><text:span text:style-name="T35">g</text:span><text:span text:style-name="T2"> the DBContext Class = </text:span><text:span text:style-name="T35">it represents a session with a database and provides a set of APIs for performing database operations. </text:span><text:span text:style-name="T36">This is part of the EntityFramework Core packages. It’s used to maintain connection to DB, tracking changes to data, performing CRUD operations </text:span><text:span text:style-name="T37">and it also provides a way to provide the database schema using the Domain classes that we just built </text:span><text:span text:style-name="T38">which match directly to the database tables. So the role of the DbContext class can be represented like this:</text:span></text:p>
      <text:p text:style-name="P5"><text:span text:style-name="T54">Controller</text:span> &lt;--&gt; <text:span text:style-name="T52">DbContext</text:span> &lt;--&gt; <text:span text:style-name="T51">Database</text:span></text:p>
      <text:p text:style-name="P6"><text:span text:style-name="T55">DbContext is </text:span><text:span text:style-name="T2">the </text:span><text:span text:style-name="T55">intermediate between of Controllers and Databases </text:span><text:span text:style-name="T56">in our appilcations</text:span><text:span text:style-name="T55">.</text:span></text:p>
      <text:p text:style-name="P7">In order to see the suggestions press Ctrl + . and then the suggestions in order to fix the problem are going to be in a popup. <text:span text:style-name="T57">With base(dbContextOptions) we are passing this argument to the </text:span><text:soft-page-break/><text:span text:style-name="T57">base class (</text:span><text:span text:style-name="T58">check it later</text:span><text:span text:style-name="T57">). </text:span><text:span text:style-name="T60">DbSet is a property of DbContext that represents a collection of entities (</text:span><text:span text:style-name="T53">domain models</text:span><text:span text:style-name="T60">) in the database, </text:span><text:span text:style-name="T61">so we want to represent our domain models as collections in our database </text:span><text:span text:style-name="T62">and we will do that inside DbContext. </text:span></text:p>
      <text:p text:style-name="P7">Adding ConnectionString To The Database In Appsettings.Json <text:span text:style-name="T63">= </text:span><text:span text:style-name="T59">sqllocaldb create NZWalksDb</text:span><text:span text:style-name="T63"> </text:span><text:span text:style-name="T64">in order to create a new local database for the SSMS</text:span></text:p>
      <text:p text:style-name="P25" loext:marker-style-name="T2"><text:span text:style-name="T34">Understanding Dependency Injection &amp; Injecting DbContext Into Our Application </text:span><text:span text:style-name="T39">= </text:span><text:span text:style-name="T40">Dependency Injection is a pattern to increase maintainability and testability of applications by reducing the coupling between components. </text:span><text:span text:style-name="T41">DI is used to manage the life time and dependencies of services used throughout the application. At it’s core DI works like this, instead instantiating a class those objects are passed as parameters to the class like passing it to the constructor or a method instead. </text:span><text:span text:style-name="T42">This allows for greater flexibility in the way objects are created and managed and it’s easier to test the components in this way. By</text:span><text:span text:style-name="T43"> changing the Program.cs file we have injected the DbContext class that we created (</text:span><text:span text:style-name="T19">NZWalksDbContext</text:span><text:span text:style-name="T43">) </text:span><text:span text:style-name="T44">and also we provided our connection string to our DbContext class</text:span></text:p>
      <text:p text:style-name="P25" loext:marker-style-name="T2"><text:span text:style-name="T44">Run EF Core Migrations </text:span><text:span text:style-name="T45">= </text:span><text:span text:style-name="T46">Tools → NuGet Package Manager → </text:span><text:span text:style-name="T47">Package Manager Console and then we have to run two commands:</text:span></text:p>
      <text:list text:style-name="L1">
        <text:list-item>
          <text:p text:style-name="P27">Add-Migration “Name-Of-Migration” = <text:span text:style-name="T65">this is going to gather all the information that we have in the DbContext and the connection string and it’s going to create C# classes which will act as SQL tables. It just creates the migration which are the changes that have happened</text:span></text:p>
        </text:list-item>
        <text:list-item>
          <text:p text:style-name="P28">Update Database = with command we are sending these changes and we are creating them to our database. <text:span text:style-name="T66">So it reads the migration and then connects to the database to see what is missing </text:span></text:p>
        </text:list-item>
      </text:list>
      <text:p text:style-name="P10"/>
      <text:h text:style-name="P3" text:outline-level="1"><text:bookmark-start text:name="__RefHeading___Toc2415_998993402 Copy 1"/>Section 3: Create New Controller - Regions Controller and CRUD Operations / Action Methods<text:bookmark-end text:name="__RefHeading___Toc2415_998993402 Copy 1"/></text:h>
      <text:p text:style-name="P29" loext:marker-style-name="T2"><text:span text:style-name="T2"/></text:p>
      <text:p text:style-name="P29" loext:marker-style-name="T2"><text:span text:style-name="T2">Create New Controller (Regions Controller) = </text:span><text:span text:style-name="T48">Controller (or Endpoint), </text:span><text:span text:style-name="T49">the [ApiController] attribute will tell this application that this controller is for API use so it automatically. We have to create Action methods so that we can Create, Get, Update and Delete on this Regions resource</text:span></text:p>
      <text:p text:style-name="P12">What is an endpoint and what is an API? → <text:s/></text:p>
      <text:p text:style-name="P30" loext:marker-style-name="T2"><text:span text:style-name="T2">“</text:span></text:p>
      <text:p text:style-name="P11">In summary, an API is a broader concept that encompasses a set of rules and conventions for software communication, while an endpoint is a specific URL or URI within that API that allows access to a particular function or resource. The API defines the overall interface, and endpoints provide specific entry points for interacting with the API.</text:p>
      <text:p text:style-name="P30" loext:marker-style-name="T2"><text:soft-page-break/><text:span text:style-name="T20">In this example:</text:span></text:p>
      <text:list text:style-name="L2">
        <text:list-item>
          <text:p text:style-name="P17">The WeatherApiClient class represents a client for the hypothetical weather API.</text:p>
        </text:list-item>
        <text:list-item>
          <text:p text:style-name="P17">The baseUrl is the base URL of the API, and the GetCurrentWeather and GetWeatherForecast methods represent two different endpoints in the API.</text:p>
        </text:list-item>
        <text:list-item>
          <text:p text:style-name="P31" loext:marker-style-name="T2"><text:span text:style-name="T20">The Main method of the Program class demonstrates how to use the API client to make requests to the API's endpoints, passing the city parameter for specific information.</text:span></text:p>
        </text:list-item>
      </text:list>
      <text:p text:style-name="P30" loext:marker-style-name="T2"><text:span text:style-name="T49">”</text:span></text:p>
      <text:p text:style-name="P10">Get All Regions Action Method <text:span text:style-name="T67">= </text:span></text:p>
      <text:p text:style-name="Standard" loext:marker-style-name="T70"><text:span text:style-name="T69">INSERT</text:span><text:span text:style-name="T70"> </text:span><text:span text:style-name="T69">INTO</text:span><text:span text:style-name="T70"> Regions </text:span><text:span text:style-name="T69">VALUES </text:span><text:span text:style-name="T71">(</text:span><text:span text:style-name="T72">'d164ca1d-deb7-4a77-86c5-fb9a7148c835'</text:span><text:span text:style-name="T71">,</text:span><text:span text:style-name="T70"> </text:span><text:span text:style-name="T72">'AKL'</text:span><text:span text:style-name="T71">,</text:span><text:span text:style-name="T72">'Auckland'</text:span><text:span text:style-name="T71">,</text:span><text:span text:style-name="T70"> </text:span><text:span text:style-name="T72">'https://images.pexels.com/photos/8470793/pexels-photo-8470793.jpeg?auto=compress&amp;cs=tinysrgb&amp;w=1260&amp;h=750&amp;dpr=2'</text:span><text:span text:style-name="T71">);</text:span></text:p>
      <text:p text:style-name="P10"><text:span text:style-name="T69">SELECT</text:span><text:span text:style-name="T70"> </text:span><text:span text:style-name="T71">*</text:span><text:span text:style-name="T70"> </text:span><text:span text:style-name="T69">FROM</text:span><text:span text:style-name="T70"> Regions </text:span></text:p>
      <text:p text:style-name="P14">Create Region Action Method = <text:span text:style-name="T73">at POST endpoints the 201 code gives as also the location of the new resource that’s been created </text:span><text:span text:style-name="T74">at the header response</text:span><text:span text:style-name="T73">, so that’s why it’s important to use it when we do POST.</text:span></text:p>
      <text:p text:style-name="P14">DTOs and Domain Models <text:span text:style-name="T75">= Data transfer Objects, are objects that are used to transfer data to different components of an application. </text:span><text:span text:style-name="T76">They are simple components that typically contain a subset of the properties in the domain model </text:span><text:span text:style-name="T77">and are designed to used for a specific purpose such as transferring data over the network or between layers on the application. </text:span><text:span text:style-name="T78">Domain models have a mapping of the database tables so they are used internally in the application. </text:span><text:span text:style-name="T79">So the DTOs are used to send data back to the client, we add the DTO layer in order to do this job. Once the DbContext class is able to provide us the list of the Domain Models then we do a mapping between the Domain Model and DTO so that we can send the DTO back to the client. </text:span><text:span text:style-name="T80">The advantages of DTOs are the separation of concerns </text:span><text:span text:style-name="T81">(DTOs can be designed to match the business requirements </text:span><text:span text:style-name="T82">this ensures that the DTOs are not coupled with the API, </text:span><text:span text:style-name="T83">Security, Versioning</text:span><text:span text:style-name="T81">)</text:span><text:span text:style-name="T80"> </text:span></text:p>
      <text:p text:style-name="P14"/>
      <text:p text:style-name="P10"/>
      <text:h text:style-name="P4" text:outline-level="1"><text:bookmark-start text:name="__RefHeading___Toc2415_998993402 Copy 1 Copy 1"/>Section <text:span text:style-name="T68">4</text:span>: Create New Controller - Regions Controller and CRUD Operations / Action Methods<text:bookmark-end text:name="__RefHeading___Toc2415_998993402 Copy 1 Copy 1"/></text:h>
      <text:p text:style-name="P32" loext:marker-style-name="T2"><text:span text:style-name="T2"/></text:p>
      <text:p text:style-name="P32" loext:marker-style-name="T2"><text:span text:style-name="T2">Create New Controller (Regions Controller) = </text:span></text:p>
      <text:p text:style-name="P32" loext:marker-style-name="T2"/>
      <text:h text:style-name="P4" text:outline-level="1"><text:bookmark-start text:name="__RefHeading___Toc2415_998993402 Copy 1 Copy 2"/><text:soft-page-break/>Section <text:span text:style-name="T68">5</text:span>: Create New Controller - Regions Controller and CRUD Operations / Action Methods<text:bookmark-end text:name="__RefHeading___Toc2415_998993402 Copy 1 Copy 2"/></text:h>
      <text:p text:style-name="P32" loext:marker-style-name="T2"><text:span text:style-name="T2"/></text:p>
      <text:p text:style-name="P32" loext:marker-style-name="T2"><text:span text:style-name="T2">Create New Controller (Regions Controller) = </text:span></text:p>
      <text:p text:style-name="P13"><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235</meta:editing-cycles>
    <meta:creation-date>2023-09-08T10:39:00</meta:creation-date>
    <dc:date>2024-01-21T15:16:43.732000000</dc:date>
    <meta:editing-duration>P1DT17H53M30S</meta:editing-duration>
    <meta:generator>LibreOffice/7.6.3.2$Windows_X86_64 LibreOffice_project/29d686fea9f6705b262d369fede658f824154cc0</meta:generator>
    <meta:document-statistic meta:table-count="0" meta:image-count="0" meta:object-count="0" meta:page-count="5" meta:paragraph-count="48" meta:word-count="1491" meta:character-count="9020" meta:non-whitespace-character-count="7571"/>
    <meta:user-defined meta:name="AppVersion">16.0000</meta:user-defined>
    <meta:template xlink:type="simple" xlink:actuate="onRequest" xlink:title="Normal.dotm" xlink:href=""/>
  </office:meta>
</office:document-meta>
</file>